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</style:style>
    <style:style style:name="T1" style:family="text">
      <style:text-properties fo:color="#000000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style:font-size-asian="28pt" style:font-style-asian="normal" style:font-weight-asian="bold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text-position="32% 100%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afael Küng</text:span><text:span text:style-name="T4">1</text:span><text:span text:style-name="T2">, Prasenjit Saha</text:span><text:span text:style-name="T4">1</text:span><text:span text:style-name="T2">,</text:span></text:p>
      <text:p text:style-name="P1"><text:span text:style-name="T2">Elisabeth Baeten</text:span><text:span text:style-name="T4">2</text:span><text:span text:style-name="T2">, Jonathan Coles</text:span><text:span text:style-name="T4">3</text:span><text:span text:style-name="T2">, Claude Cornen</text:span><text:span text:style-name="T4">2</text:span><text:span text:style-name="T2">, Christine Macmillan</text:span><text:span text:style-name="T4">2</text:span><text:span text:style-name="T2">,Phil Marshall</text:span><text:span text:style-name="T4">4</text:span><text:span text:style-name="T2">, Anupreeta More</text:span><text:span text:style-name="T4">5</text:span><text:span text:style-name="T2">, Surhud More</text:span><text:span text:style-name="T4">5</text:span><text:span text:style-name="T2">, Aprajita Verma</text:span><text:span text:style-name="T4">6</text:span><text:span text:style-name="T2">, Julianne K. Wilcox</text:span><text:span text:style-name="T4">2</text:span></text:p>
      <text:p text:style-name="P2"/>
      <text:p text:style-name="P3"><text:span text:style-name="T3">Physik-Institut, University of Zurich, Zurich, Switzerland</text:span></text:p>
      <text:p text:style-name="P3"><text:span text:style-name="T3">Zooniverse, c/o Astrophysics Department, University of Oxford, Oxford, UK</text:span></text:p>
      <text:p text:style-name="P3"><text:span text:style-name="T3">Exascale Research Computing Lab, Bruyeres-le-Chatel, France</text:span></text:p>
      <text:p text:style-name="P3"><text:span text:style-name="T3">Kavli Institute for Particle Astrophysics and Cosmology, Stanford University, Stanford, USA</text:span></text:p>
      <text:p text:style-name="P3"><text:span text:style-name="T3">Kavli Institute for the Physics and Mathematics of the Universe, University of Tokyo, Kashiwa-shi, Japan</text:span></text:p>
      <text:p text:style-name="P3"><text:span text:style-name="T3">Sub-department of Astrophysics, University of Oxford, Oxford, UK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ment_20_Reference" style:display-name="Comment Referen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Stark_20_betont" style:display-name="Stark bet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8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7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6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5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mment_20_Subject" style:display-name="Comment Subjec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fo:font-weight="bold" style:font-name-asian="Tahoma1" style:font-family-asian="Tahoma" style:font-family-generic-asian="system" style:font-pitch-asian="variable" style:font-size-asian="10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mment_20_Text" style:display-name="Comment Tex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0pt" style:font-name-asian="Tahoma1" style:font-family-asian="Tahoma" style:font-family-generic-asian="system" style:font-pitch-asian="variable" style:font-size-asian="10pt" style:font-name-complex="Liberation Sans2" style:font-family-complex="'Liberation Sans'" style:font-family-generic-complex="system" style:font-pitch-complex="variable" style:font-size-complex="12pt"/>
    </style:style>
    <style:style style:name="Balloon_20_Text" style:display-name="Balloon Text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Liberation Sans2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02:23:34.556356021</meta:creation-date>
    <dc:date>2015-06-16T02:24:13.259597590</dc:date>
    <meta:editing-duration>PT38S</meta:editing-duration>
    <meta:editing-cycles>1</meta:editing-cycles>
    <meta:document-statistic meta:table-count="0" meta:image-count="0" meta:object-count="0" meta:page-count="1" meta:paragraph-count="8" meta:word-count="77" meta:character-count="635" meta:non-whitespace-character-count="566"/>
    <meta:generator>LibreOffice/4.3.3.2$Linux_X86_64 LibreOffice_project/430m0$Build-2</meta:generator>
  </office:meta>
</office:document-meta>
</file>